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18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87"/>
        <table:table-column table:style-name="co108" table:default-cell-style-name="ce187"/>
        <table:table-column table:style-name="co109" table:default-cell-style-name="ce187"/>
        <table:table-column table:style-name="co110" table:default-cell-style-name="ce187"/>
        <table:table-column table:style-name="co111" table:default-cell-style-name="ce187"/>
        <table:table-column table:style-name="co112" table:default-cell-style-name="ce187"/>
        <table:table-column table:style-name="co113" table:default-cell-style-name="ce187"/>
        <table:table-column table:style-name="co114" table:default-cell-style-name="ce187"/>
        <table:table-column table:style-name="co115" table:default-cell-style-name="ce223"/>
        <table:table-column table:style-name="co116" table:default-cell-style-name="ce223"/>
        <table:table-column table:style-name="co117" table:default-cell-style-name="ce223"/>
        <table:table-column table:style-name="co118" table:default-cell-style-name="ce223"/>
        <table:table-column table:style-name="co10" table:number-columns-repeated="999" table:default-cell-style-name="ce223"/>
        <table:table-row table:style-name="ro1">
          <table:table-cell table:style-name="ce217" office:value-type="string" calcext:value-type="string">
            <text:p>Algorithm</text:p>
          </table:table-cell>
          <table:table-cell table:style-name="ce219" office:value-type="string" calcext:value-type="string">
            <text:p>BOT_MODE_ROAM</text:p>
          </table:table-cell>
          <table:table-cell table:style-name="ce219" office:value-type="string" calcext:value-type="string">
            <text:p>BOT_MODE_TEAM_ROAM</text:p>
          </table:table-cell>
          <table:table-cell table:style-name="ce219" office:value-type="string" calcext:value-type="string">
            <text:p>BOT_MODE_PUSH_TOWER</text:p>
          </table:table-cell>
          <table:table-cell table:style-name="ce222" office:value-type="string" calcext:value-type="string">
            <text:p>BOT_MODE_ATTACK</text:p>
          </table:table-cell>
          <table:table-cell table:style-name="ce222" office:value-type="string" calcext:value-type="string">
            <text:p>BOT_MODE_NONE</text:p>
          </table:table-cell>
          <table:table-cell table:style-name="ce188" office:value-type="string" calcext:value-type="string">
            <text:p>BOT_MODE_LANING</text:p>
          </table:table-cell>
          <table:table-cell table:style-name="ce188" office:value-type="string" calcext:value-type="string">
            <text:p>BOT_MODE_ROSHAN </text:p>
          </table:table-cell>
          <table:table-cell table:style-name="ce219" office:value-type="string" calcext:value-type="string">
            <text:p>BOT_MODE_FARM</text:p>
          </table:table-cell>
          <table:table-cell table:style-name="ce219" office:value-type="string" calcext:value-type="string">
            <text:p>BOT_MODE_DEFEND_TOWER</text:p>
          </table:table-cell>
          <table:table-cell table:style-name="ce219" office:value-type="string" calcext:value-type="string">
            <text:p>BOT_MODE_RETREAT</text:p>
          </table:table-cell>
          <table:table-cell table:style-name="ce219" office:value-type="string" calcext:value-type="string">
            <text:p>BOT_MODE_DEFEND_ALLY</text:p>
          </table:table-cell>
          <table:table-cell table:style-name="ce202"/>
          <table:table-cell table:style-name="ce224" table:number-columns-repeated="998"/>
        </table:table-row>
        <table:table-row table:style-name="ro1">
          <table:table-cell table:style-name="ce178" office:value-type="string" calcext:value-type="string">
            <text:p>attacking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25" calcext:value-type="float">
            <text:p>2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attacking_enemy_hero</text:p>
          </table:table-cell>
          <table:table-cell table:number-columns-repeated="2" table:style-name="ce197" office:value-type="float" office:value="50" calcext:value-type="float">
            <text:p>50</text:p>
          </table:table-cell>
          <table:table-cell table:number-columns-repeated="3" table:style-name="ce197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75" calcext:value-type="float">
            <text:p>7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last_hit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60" calcext:value-type="float">
            <text:p>60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50" calcext:value-type="float">
            <text:p>5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80" calcext:value-type="float">
            <text:p>8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hero</text:p>
          </table:table-cell>
          <table:table-cell table:number-columns-repeated="5" table:style-name="ce197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neutral_creep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kills_enemy_hero</text:p>
          </table:table-cell>
          <table:table-cell table:number-columns-repeated="5" table:style-name="ce197" office:value-type="float" office:value="85" calcext:value-type="float">
            <text:p>8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in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70" calcext:value-type="float">
            <text:p>7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assist_ally_hero</text:p>
          </table:table-cell>
          <table:table-cell table:number-columns-repeated="5" table:style-name="ce197" office:value-type="float" office:value="87" calcext:value-type="float">
            <text:p>87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75" calcext:value-type="float">
            <text:p>75</text:p>
          </table:table-cell>
          <table:table-cell table:style-name="ce191" office:value-type="float" office:value="87" calcext:value-type="float">
            <text:p>8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roshan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0" calcext:value-type="float">
            <text:p>50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deny_ally_tower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80" calcext:value-type="float">
            <text:p>8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0" calcext:value-type="float">
            <text:p>8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78"/>
          <table:table-cell table:style-name="ce197" table:number-columns-repeated="5"/>
          <table:table-cell table:style-name="ce19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87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69" table:default-cell-style-name="ce179"/>
        <table:table-column table:style-name="co120" table:default-cell-style-name="ce179"/>
        <table:table-column table:style-name="co80" table:default-cell-style-name="ce179"/>
        <table:table-column table:style-name="co121" table:default-cell-style-name="ce179"/>
        <table:table-column table:style-name="co122" table:default-cell-style-name="ce179"/>
        <table:table-column table:style-name="co67" table:default-cell-style-name="ce179"/>
        <table:table-column table:style-name="co69" table:default-cell-style-name="ce179"/>
        <table:table-column table:style-name="co123" table:default-cell-style-name="ce179"/>
        <table:table-column table:style-name="co69" table:default-cell-style-name="ce179"/>
        <table:table-column table:style-name="co120" table:default-cell-style-name="ce179"/>
        <table:table-column table:style-name="co124" table:default-cell-style-name="ce179"/>
        <table:table-column table:style-name="co125" table:default-cell-style-name="ce179"/>
        <table:table-column table:style-name="co2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69" table:default-cell-style-name="ce179"/>
        <table:table-column table:style-name="co120" table:default-cell-style-name="ce179"/>
        <table:table-column table:style-name="co80" table:default-cell-style-name="ce179"/>
        <table:table-column table:style-name="co125" table:default-cell-style-name="ce179"/>
        <table:table-column table:style-name="co2" table:default-cell-style-name="ce179"/>
        <table:table-column table:style-name="co125" table:default-cell-style-name="ce179"/>
        <table:table-column table:style-name="co2" table:default-cell-style-name="ce179"/>
        <table:table-column table:style-name="co10" table:number-columns-repeated="997" table:default-cell-style-name="ce216"/>
        <table:table-row table:style-name="ro1">
          <table:table-cell table:style-name="ce210" office:value-type="string" calcext:value-type="string">
            <text:p>Algorithm</text:p>
          </table:table-cell>
          <table:table-cell table:style-name="ce220" office:value-type="string" calcext:value-type="string" table:number-columns-spanned="2" table:number-rows-spanned="1">
            <text:p>Push TOP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Push MID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Push BOT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Retreat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Roam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Attack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Evasive maneuvers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Laning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Defend TOP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Defend MID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Defend BOT desire</text:p>
          </table:table-cell>
          <table:covered-table-cell table:style-name="ce210"/>
          <table:table-cell table:style-name="ce220" office:value-type="string" calcext:value-type="string" table:number-columns-spanned="2" table:number-rows-spanned="1">
            <text:p>Farm desire</text:p>
          </table:table-cell>
          <table:covered-table-cell table:style-name="ce210"/>
          <table:table-cell table:style-name="ce221" office:value-type="string" calcext:value-type="string" table:number-columns-spanned="2" table:number-rows-spanned="1">
            <text:p>Roshan desire</text:p>
          </table:table-cell>
          <table:covered-table-cell table:style-name="ce210"/>
          <table:table-cell table:style-name="ce218" table:number-columns-repeated="997"/>
        </table:table-row>
        <table:table-row table:style-name="ro1">
          <table:table-cell table:style-name="ce165" office:value-type="string" calcext:value-type="string">
            <text:p>has_buyback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level_six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25" calcext:value-type="float">
            <text:p>25</text:p>
          </table:table-cell>
          <table:table-cell table:style-name="ce184" office:value-type="float" office:value="50" calcext:value-type="float">
            <text:p>50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float" office:value="-20" calcext:value-type="float">
            <text:p>-20</text:p>
          </table:table-cell>
          <table:table-cell table:style-name="ce184" office:value-type="float" office:value="15" calcext:value-type="float">
            <text:p>15</text:p>
          </table:table-cell>
          <table:table-cell table:style-name="ce18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low_hp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-25" calcext:value-type="float">
            <text:p>-2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0" calcext:value-type="float">
            <text:p>-5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0" calcext:value-type="float">
            <text:p>-5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not_full_hp_mp_and_near_fountain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84" office:value-type="float" office:value="76" calcext:value-type="float">
            <text:p>76</text:p>
          </table:table-cell>
          <table:table-cell table:style-name="ce184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184" office:value-type="float" office:value="-10" calcext:value-type="float">
            <text:p>-1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10" calcext:value-type="float">
            <text:p>-1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10" calcext:value-type="float">
            <text:p>-10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5" office:value-type="string" calcext:value-type="string">
            <text:p>has_tp_scroll_or_travel_boots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-10" calcext:value-type="float">
            <text:p>-1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focused_by_enemies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-10" calcext:value-type="float">
            <text:p>-1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style-name="ce184" office:value-type="float" office:value="80" calcext:value-type="float">
            <text:p>8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25" calcext:value-type="float">
            <text:p>-2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30" calcext:value-type="float">
            <text:p>-3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shrine_healing_and_enemies_near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style-name="ce185" office:value-type="float" office:value="-85" calcext:value-type="float">
            <text:p>-85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shrine_healing_and_no_enemy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style-name="ce184" office:value-type="float" office:value="76" calcext:value-type="float">
            <text:p>7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-30" calcext:value-type="float">
            <text:p>-3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is_weaker_enemy_group_near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player_on_bot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-60" calcext:value-type="float">
            <text:p>-60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player_on_mid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-60" calcext:value-type="float">
            <text:p>-60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3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player_on_top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-60" calcext:value-type="float">
            <text:p>-60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-5" calcext:value-type="float">
            <text:p>-5</text:p>
          </table:table-cell>
          <table:table-cell table:number-columns-repeated="5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roam_target_is_near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20" calcext:value-type="float">
            <text:p>20</text:p>
          </table:table-cell>
          <table:table-cell table:style-name="ce193" office:value-type="float" office:value="-50" calcext:value-type="float">
            <text:p>-50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ally_hero_is_near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-5" calcext:value-type="float">
            <text:p>-5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93" office:value-type="float" office:value="30" calcext:value-type="float">
            <text:p>30</text:p>
          </table:table-cell>
          <table:table-cell table:style-name="ce193" office:value-type="float" office:value="-20" calcext:value-type="float">
            <text:p>-20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-15" calcext:value-type="float">
            <text:p>-15</text:p>
          </table:table-cell>
          <table:table-cell table:number-columns-repeated="14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64" office:value-type="string" calcext:value-type="string">
            <text:p>has_high_damage_and_health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-25" calcext:value-type="float">
            <text:p>-25</text:p>
          </table:table-cell>
          <table:table-cell table:number-columns-repeated="7" table:style-name="ce184" office:value-type="float" office:value="0" calcext:value-type="float">
            <text:p>0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float" office:value="-50" calcext:value-type="float">
            <text:p>-5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22:05:24.809159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7T22:07:42.375187771</dc:date>
    <meta:editing-duration>P2DT4H8M8S</meta:editing-duration>
    <meta:editing-cycles>2102</meta:editing-cycles>
    <meta:document-statistic meta:table-count="9" meta:cell-count="2806" meta:object-count="0"/>
  </office:meta>
</office:document-meta>
</file>